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16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Separador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6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Tabela" style:data-style-name="N16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16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6"/>
          <table:table-cell table:style-name="ce68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7" table:number-columns-repeated="55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59" office:value-type="string" calcext:value-type="string">
            <text:p>Mens. 08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09-20" calcext:value-type="date">
            <text:p>20/09/2024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59" office:value-type="string" calcext:value-type="string">
            <text:p>Mens. 09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0-10" calcext:value-type="date">
            <text:p>10/10/2024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59" office:value-type="string" calcext:value-type="string">
            <text:p>Mens. 10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11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4-12-10" calcext:value-type="date">
            <text:p>10/12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Mens. 12/2024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Mens. 01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Mens. 02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3-10" calcext:value-type="date">
            <text:p>10/03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09" calcext:value-type="date">
            <text:p>09/06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6-18" calcext:value-type="date">
            <text:p>18/06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08-04" calcext:value-type="date">
            <text:p>04/08/2025</text:p>
          </table:table-cell>
          <table:table-cell table:style-name="ce73" table:formula="of:=[.C13]-[.F13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14]-[.F14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Mens. 09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15]-[.F15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4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Mens. 10/2025 (A.C.)</text:p>
          </table:table-cell>
          <table:table-cell table:style-name="ce63" office:value-type="float" office:value="270" calcext:value-type="float">
            <text:p>270,00</text:p>
          </table:table-cell>
          <table:table-cell table:style-name="ce67"/>
          <table:table-cell table:style-name="ce69" office:value-type="string" calcext:value-type="string">
            <text:p>pg</text:p>
          </table:table-cell>
          <table:table-cell table:style-name="ce63" office:value-type="float" office:value="270" calcext:value-type="float">
            <text:p>270,00</text:p>
          </table:table-cell>
          <table:table-cell table:style-name="ce54" office:value-type="date" office:date-value="2025-11-12" calcext:value-type="date">
            <text:p>12/11/2025</text:p>
          </table:table-cell>
          <table:table-cell table:style-name="ce73" table:formula="of:=[.C16]-[.F16]" office:value-type="float" office:value="0" calcext:value-type="float">
            <text:p>-</text:p>
          </table:table-cell>
          <table:table-cell table:style-name="ce75"/>
          <table:table-cell table:style-name="ce77" table:number-columns-repeated="55"/>
        </table:table-row>
        <table:table-row table:style-name="ro2">
          <table:table-cell table:style-name="ce55" table:number-columns-repeated="6"/>
          <table:table-cell table:style-name="ce71" office:value-type="string" calcext:value-type="string">
            <text:p>TOTAL</text:p>
          </table:table-cell>
          <table:table-cell table:style-name="ce74" table:formula="of:=SUM([.H2:.H16])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/>
          <table:table-cell table:style-name="ce60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>
          <table:table-cell table:style-name="ce56"/>
          <table:table-cell table:style-name="ce61"/>
          <table:table-cell table:style-name="ce64"/>
          <table:table-cell table:style-name="ce65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1972">
          <table:table-cell table:style-name="ce57"/>
          <table:table-cell table:style-name="ce61"/>
          <table:table-cell table:style-name="ce65" table:number-columns-repeated="2"/>
          <table:table-cell table:style-name="ce70"/>
          <table:table-cell table:style-name="ce65"/>
          <table:table-cell table:style-name="ce57"/>
          <table:table-cell table:style-name="ce65"/>
          <table:table-cell table:style-name="ce70"/>
          <table:table-cell table:style-name="ce77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""""""""""""""""""""""""""""""""""</number:text>
    </number:number-style>
    <number:number-style style:name="N123">
      <style:text-properties fo:color="#ff0000"/>
      <number:text>(R$""""""""""""""""""""""""""""""""""""""""""""""""""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2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25P0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""""""""""""""""""</number:text>
    </number:number-style>
    <number:number-style style:name="N132P1" style:volatile="true">
      <number:text>R$(""""""""""""""""""""""""""""""""""""""""""""""""""</number:text>
    </number:number-style>
    <number:number-style style:name="N132">
      <number:text>R$-""""""""""""""""""""""""""""""""""""""""""""""""""</number:text>
      <style:map style:condition="value()&gt;0" style:apply-style-name="N132P0"/>
      <style:map style:condition="value()&lt;0" style:apply-style-name="N132P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0" number:min-decimal-places="0" number:min-integer-digits="0"/>
      <number:text> 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8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number-style style:name="N144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4">
      <number:text>- DM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50P0"/>
    </number:number-style>
    <number:number-style style:name="N152P0" style:volatile="true">
      <number:text>R$"</number:text>
      <number:number number:decimal-places="0" number:min-decimal-places="0" number:min-integer-digits="0"/>
      <number:text>"</number:text>
    </number:number-style>
    <number:currency-style style:name="N15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2P0"/>
    </number:currency-style>
    <number:date-style style:name="N15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5P0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8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8P0"/>
    </number:number-style>
    <number:number-style style:name="N159P0" style:volatile="true">
      <number:number number:min-integer-digits="1"/>
    </number:number-style>
    <number:number-style style:name="N159P1" style:volatile="true">
      <number:number number:min-integer-digits="1"/>
    </number:number-style>
    <number:number-style style:name="N159">
      <number:text>- DM""""""""""""""""""""""""""""""""""""""""""""""""""</number:text>
      <style:map style:condition="value()&gt;0" style:apply-style-name="N159P0"/>
      <style:map style:condition="value()&lt;0" style:apply-style-name="N159P1"/>
    </number:number-style>
    <number:date-style style:name="N160">
      <number:month number:textual="true"/>
      <number:text> </number:text>
      <number:year/>
    </number:date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 number:style="long"/>
      <number:text>. </number:text>
      <number:month number:textual="true"/>
    </number:date-style>
    <number:date-style style:name="N164">
      <number:month number:style="long"/>
      <number:text>/</number:text>
      <number:year number:style="long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7P0" style:volatile="true">
      <number:number number:decimal-places="2" number:min-decimal-places="2" number:min-integer-digits="1" number:grouping="true"/>
    </number:number-style>
    <number:number-style style:name="N16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7">
      <number:text>-</number:text>
      <number:number number:decimal-places="0" number:min-decimal-places="0" number:min-integer-digits="0"/>
      <style:map style:condition="value()&gt;0" style:apply-style-name="N167P0"/>
      <style:map style:condition="value()&lt;0" style:apply-style-name="N167P1"/>
    </number:number-style>
    <number:time-style style:name="N168">
      <number:minutes number:style="long"/>
      <number:text>:</number:text>
      <number:seconds number:style="long"/>
    </number:time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0">
      <number:text>R$-""""""""""""""""</number:text>
      <style:map style:condition="value()&gt;0" style:apply-style-name="N170P0"/>
      <style:map style:condition="value()&lt;0" style:apply-style-name="N170P1"/>
    </number:number-style>
    <number:date-style style:name="N171">
      <number:day number:style="long"/>
      <number:text>.</number:text>
      <number:month number:style="long"/>
      <number:text>.</number:text>
      <number:year/>
    </number:date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4">
      <number:text>R$-""""""""""""""""""""""""""""""""</number:text>
      <number:number number:decimal-places="0" number:min-decimal-places="0" number:min-integer-digits="0"/>
      <style:map style:condition="value()&gt;0" style:apply-style-name="N174P0"/>
      <style:map style:condition="value()&lt;0" style:apply-style-name="N174P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8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83">
      <number:text>R$-""""""""""""""""""""""""""""""""</number:text>
      <style:map style:condition="value()&gt;0" style:apply-style-name="N183P0"/>
      <style:map style:condition="value()&lt;0" style:apply-style-name="N18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4:52:38.812900400">00:00:00</text:time></text:span><text:span text:style-name="MT2"><text:s/></text:span></text:p>
        </style:region-center>
        <style:region-right>
          <text:p><text:span text:style-name="MT4">Amor de Casinha Soc. Un. Ltda.</text:span></text:p>
          <text:p><text:span text:style-name="MT2">Bianca - Tel.: 3241-214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mor de Casinha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4:52:38.820187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06:55</meta:creation-date>
    <dc:date>2025-11-13T14:56:36.619487000</dc:date>
    <meta:print-date>2019-10-31T18:11:28.685825074</meta:print-date>
    <dc:language>pt-PT</dc:language>
    <meta:editing-cycles>567</meta:editing-cycles>
    <meta:editing-duration>P1DT7H53M18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